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ing_20_2">
      <style:text-properties officeooo:rsid="001cb1a0" officeooo:paragraph-rsid="001cb1a0"/>
    </style:style>
    <style:style style:name="P2" style:family="paragraph" style:parent-style-name="Standard">
      <style:text-properties officeooo:rsid="001cb1a0" officeooo:paragraph-rsid="001cb1a0"/>
    </style:style>
    <style:style style:name="T1" style:family="text">
      <style:text-properties officeooo:rsid="001e79d7"/>
    </style:style>
    <style:style style:name="T2" style:family="text">
      <style:text-properties officeooo:rsid="002027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marrage rapide</text:h>
      <text:p text:style-name="P2"/>
      <text:p text:style-name="P2"/>
      <text:h text:style-name="Heading_20_2" text:outline-level="2">Identification des principaux composants</text:h>
      <text:p text:style-name="P2"/>
      <text:p text:style-name="P2">- Boutons</text:p>
      <text:p text:style-name="P2">- Conf</text:p>
      <text:p text:style-name="P2">- OK</text:p>
      <text:p text:style-name="P2">- PLUS</text:p>
      <text:p text:style-name="P2">- MOINS</text:p>
      <text:p text:style-name="P2">- Afficheur 7 segments</text:p>
      <text:p text:style-name="P2">- haut-parleur</text:p>
      <text:p text:style-name="P2">- LED</text:p>
      <text:p text:style-name="P2">- AM/PM</text:p>
      <text:p text:style-name="P2">- Alarme 1</text:p>
      <text:p text:style-name="P2">- Alarme 2</text:p>
      <text:p text:style-name="P2">- Connecteur <text:span text:style-name="T2">mini </text:span>USB /Alimentation</text:p>
      <text:p text:style-name="P2"><text:tab/></text:p>
      <text:h text:style-name="Heading_20_2" text:outline-level="2">Configurer l’heure</text:h>
      <text:p text:style-name="P2"/>
      <text:p text:style-name="P2">- Appuyer sur CONF pendant 2 secondes</text:p>
      <text:p text:style-name="P2">- Assigner l’heure et appuyer sur OK</text:p>
      <text:p text:style-name="P2">- Assigner les minutes et appuyer sur OK</text:p>
      <text:p text:style-name="P2"/>
      <text:p text:style-name="P2"/>
      <text:h text:style-name="Heading_20_2" text:outline-level="2">Configurer la date</text:h>
      <text:p text:style-name="P2"/>
      <text:p text:style-name="P2">- Appuyer sur CONF + OK pendant 2 secondes</text:p>
      <text:p text:style-name="P2">- Assigner l’annee et appuyer sur OK</text:p>
      <text:p text:style-name="P2">- Assigner le mois et appuyer sur OK</text:p>
      <text:p text:style-name="P2">- Assigner la date et appuyer sur OK</text:p>
      <text:p text:style-name="P2">- Assigner le jour de la semaine ( 0 = dimanche ) et appuyer sur OK</text:p>
      <text:p text:style-name="P2"/>
      <text:h text:style-name="Heading_20_2" text:outline-level="2">Configurer une alarme</text:h>
      <text:p text:style-name="P2"/>
      <text:p text:style-name="P2">- Appuyer sur CONF + PLUS pour ou CONF + MOINS pendant 2 secondes pour configurer l’alarme 1 ou l’alarme 2</text:p>
      <text:p text:style-name="P2">- Assigner l’heure et appuyer sur OK</text:p>
      <text:p text:style-name="P2">- Assigner les minutes et appuyer sur OK</text:p>
      <text:p text:style-name="P2">- Assigner si l’alarme et activer ( ON ou OFF ) et appuyer sur OK</text:p>
      <text:h text:style-name="P1" text:outline-level="2"><text:soft-page-break/>Fermer une alarme et mise en veille (snooze)</text:h>
      <text:p text:style-name="Standard"/>
      <text:p text:style-name="Standard"/>
      <text:p text:style-name="P2">- Appuyer sur PLUS pour arreter l’alarme 1</text:p>
      <text:p text:style-name="P2">- Appuyer sur MOINS pour arreter l’alarme 2</text:p>
      <text:p text:style-name="P2">- Les autre boutons active la mise en veille</text:p>
      <text:p text:style-name="P2">- Appuyer sur PLUS ou MOINS durant la mise en veille termine celle correspondante</text:p>
      <text:p text:style-name="Standard"/>
      <text:h text:style-name="Heading_20_2" text:outline-level="2">Configurer les parametres </text:h>
      <text:p text:style-name="P2"/>
      <text:p text:style-name="P2">- Snooze</text:p>
      <text:p text:style-name="P2">- Luminosite</text:p>
      <text:p text:style-name="P2">- Musique des alarmes</text:p>
      <text:p text:style-name="P2"/>
      <text:h text:style-name="Heading_20_2" text:outline-level="2">Autres fonctionnalites</text:h>
      <text:p text:style-name="P2"/>
      <text:p text:style-name="P2">- <text:span text:style-name="T1">PLUS et MOINS permet d’augmenter et diminuer la luminosite</text:span></text:p>
      <text:p text:style-name="P2"/>
      <text:p text:style-name="P2"/>
      <text:h text:style-name="Heading_20_2" text:outline-level="2">Conectivite USB</text:h>
      <text:p text:style-name="P2"/>
      <text:p text:style-name="P2">- Vitesse 57600 Baud<text:span text:style-name="T2">s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19:53:15.227530618</meta:creation-date>
    <dc:date>2024-12-22T20:30:10.566891269</dc:date>
    <meta:editing-duration>PT36M5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43" meta:word-count="242" meta:character-count="1265" meta:non-whitespace-character-count="1063"/>
  </office:meta>
</office:document-meta>
</file>